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Standard">
      <style:paragraph-properties fo:padding="0.0193in" fo:border="0.0008in solid #d9d9e3"/>
    </style:style>
    <style:style style:name="P7" style:family="paragraph" style:parent-style-name="Standard">
      <style:paragraph-properties fo:margin-top="0in" fo:margin-bottom="0.1965in" fo:padding="0.0193in" fo:border="0.0008in solid #d9d9e3"/>
    </style:style>
    <style:style style:name="P8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ction Hooks wp - основные</text:p>
      <text:p text:style-name="P6">ChatGPT</text:p>
      <text:p text:style-name="P7">ChatGPT</text:p>
      <text:p text:style-name="P1">Конечно, вот несколько основных Action Hooks в WordPress:</text:p>
      <text:h text:style-name="P8" text:outline-level="3">Для работы с контентом и страницами:</text:h>
      <text:list xml:id="list2156131222517974128" text:style-name="L1">
        <text:list-item>
          <text:p text:style-name="P2"><text:span text:style-name="Strong_20_Emphasis"><text:span text:style-name="Source_20_Text">wp_head</text:span></text:span><text:span text:style-name="Strong_20_Emphasis">:</text:span> Вызывается внутри секции <text:span text:style-name="Source_20_Text">&lt;head&gt;</text:span> сайта, позволяет добавлять скрипты, стили и другие мета-теги в заголовок страницы.</text:p>
        </text:list-item>
        <text:list-item>
          <text:p text:style-name="P2"><text:span text:style-name="Strong_20_Emphasis"><text:span text:style-name="Source_20_Text">wp_footer</text:span></text:span><text:span text:style-name="Strong_20_Emphasis">:</text:span> Размещение контента перед закрывающим тегом <text:span text:style-name="Source_20_Text">&lt;/body&gt;</text:span>, используется для добавления скриптов, пикселей отслеживания и т.д.</text:p>
        </text:list-item>
        <text:list-item>
          <text:p text:style-name="P2"><text:span text:style-name="Strong_20_Emphasis"><text:span text:style-name="Source_20_Text">save_post</text:span></text:span><text:span text:style-name="Strong_20_Emphasis">:</text:span> Срабатывает после сохранения поста или страницы, позволяет выполнить действия после сохранения данных.</text:p>
        </text:list-item>
      </text:list>
      <text:h text:style-name="P8" text:outline-level="3">Для работы с административной частью:</text:h>
      <text:list xml:id="list2048325695036323013" text:style-name="L2">
        <text:list-item>
          <text:p text:style-name="P3"><text:span text:style-name="Strong_20_Emphasis"><text:span text:style-name="Source_20_Text">admin_menu</text:span></text:span><text:span text:style-name="Strong_20_Emphasis">:</text:span> Позволяет добавлять новые пункты меню в административной части WordPress.</text:p>
        </text:list-item>
        <text:list-item>
          <text:p text:style-name="P3"><text:span text:style-name="Strong_20_Emphasis"><text:span text:style-name="Source_20_Text">admin_enqueue_scripts</text:span></text:span><text:span text:style-name="Strong_20_Emphasis">:</text:span> Используется для подключения стилей и скриптов только на административных страницах.</text:p>
        </text:list-item>
        <text:list-item>
          <text:p text:style-name="P3"><text:span text:style-name="Strong_20_Emphasis"><text:span text:style-name="Source_20_Text">admin_init</text:span></text:span><text:span text:style-name="Strong_20_Emphasis">:</text:span> Срабатывает при инициализации административной части сайта.</text:p>
        </text:list-item>
      </text:list>
      <text:h text:style-name="P8" text:outline-level="3">Для работы с пользователями:</text:h>
      <text:list xml:id="list4107898450767321395" text:style-name="L3">
        <text:list-item>
          <text:p text:style-name="P4"><text:span text:style-name="Strong_20_Emphasis"><text:span text:style-name="Source_20_Text">user_register</text:span></text:span><text:span text:style-name="Strong_20_Emphasis">:</text:span> Вызывается при регистрации нового пользователя.</text:p>
        </text:list-item>
        <text:list-item>
          <text:p text:style-name="P4"><text:span text:style-name="Strong_20_Emphasis"><text:span text:style-name="Source_20_Text">profile_update</text:span></text:span><text:span text:style-name="Strong_20_Emphasis">:</text:span> Срабатывает при обновлении профиля пользователя.</text:p>
        </text:list-item>
      </text:list>
      <text:h text:style-name="P8" text:outline-level="3">Для работы с темами и плагинами:</text:h>
      <text:list xml:id="list7100250505247654583" text:style-name="L4">
        <text:list-item>
          <text:p text:style-name="P5"><text:span text:style-name="Strong_20_Emphasis"><text:span text:style-name="Source_20_Text">switch_theme</text:span></text:span><text:span text:style-name="Strong_20_Emphasis">:</text:span> Срабатывает при смене темы сайта.</text:p>
        </text:list-item>
        <text:list-item>
          <text:p text:style-name="P5"><text:span text:style-name="Strong_20_Emphasis"><text:span text:style-name="Source_20_Text">activated_plugin</text:span></text:span><text:span text:style-name="Strong_20_Emphasis">:</text:span> Вызывается при активации плагина.</text:p>
        </text:list-item>
        <text:list-item>
          <text:p text:style-name="P5"><text:span text:style-name="Strong_20_Emphasis"><text:span text:style-name="Source_20_Text">deactivated_plugin</text:span></text:span><text:span text:style-name="Strong_20_Emphasis">:</text:span> Срабатывает при деактивации плагина.</text:p>
        </text:list-item>
      </text:list>
      <text:p text:style-name="P1">Эти Action Hooks предоставляют точки входа для разработчиков, позволяя им встраиваться в различные этапы жизненного цикла WordPress и выполнять свои действия в нужные моменты времен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2:07:38.37</dc:date>
    <meta:document-statistic meta:table-count="0" meta:image-count="0" meta:object-count="0" meta:page-count="1" meta:paragraph-count="20" meta:word-count="172" meta:character-count="1346"/>
    <dc:creator>Dima Wide</dc:creator>
    <meta:user-defined meta:name="Info 1"/>
    <meta:user-defined meta:name="Info 2"/>
    <meta:user-defined meta:name="Info 3"/>
    <meta:user-defined meta:name="Info 4"/>
  </office:meta>
</office:document-meta>
</file>